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Standard">
      <style:text-properties style:font-name="Courier New1" fo:font-size="6pt" fo:font-weight="normal" style:font-size-asian="6pt" style:font-weight-asian="normal" style:font-size-complex="6pt" style:font-weight-complex="normal"/>
    </style:style>
    <style:style style:name="P3" style:family="paragraph" style:parent-style-name="Standard" style:list-style-name="List_20_1">
      <style:text-properties style:font-name="Courier New1" fo:font-size="6pt" fo:font-weight="normal" style:font-size-asian="6pt" style:font-weight-asian="normal" style:font-size-complex="6pt" style:font-weight-complex="normal"/>
    </style:style>
    <style:style style:name="P4" style:family="paragraph" style:parent-style-name="Standard">
      <style:paragraph-properties fo:background-color="#e6e6ff">
        <style:background-image/>
      </style:paragraph-properties>
      <style:text-properties fo:color="#000080" style:font-name="Courier New1" fo:font-size="6pt" fo:font-weight="normal" style:font-size-asian="6pt" style:font-weight-asian="normal" style:font-size-complex="6pt" style:font-weight-complex="normal"/>
    </style:style>
    <style:style style:name="P5" style:family="paragraph" style:parent-style-name="Standard">
      <style:paragraph-properties fo:background-color="#e6e6ff">
        <style:background-image/>
      </style:paragraph-properties>
      <style:text-properties style:font-name="Courier New1" fo:font-size="6pt" fo:font-weight="normal" style:font-size-asian="6pt" style:font-weight-asian="normal" style:font-size-complex="6pt" style:font-weight-complex="normal"/>
    </style:style>
    <style:style style:name="P6" style:family="paragraph" style:parent-style-name="Standard">
      <style:paragraph-properties fo:background-color="transparent">
        <style:background-image/>
      </style:paragraph-properties>
      <style:text-properties fo:font-size="6pt" fo:font-weight="normal" style:font-size-asian="6pt" style:font-weight-asian="normal" style:font-size-complex="6pt" style:font-weight-complex="normal"/>
    </style:style>
    <style:style style:name="P7" style:family="paragraph" style:parent-style-name="Standard" style:list-style-name="List_20_1">
      <style:paragraph-properties fo:background-color="transparent">
        <style:background-image/>
      </style:paragraph-properties>
      <style:text-properties style:font-name="Courier New1" fo:font-size="6pt" fo:font-weight="normal" style:font-size-asian="6pt" style:font-weight-asian="normal" style:font-size-complex="6pt" style:font-weight-complex="normal"/>
    </style:style>
    <style:style style:name="P8" style:family="paragraph" style:parent-style-name="Standard" style:list-style-name="">
      <style:paragraph-properties fo:background-color="transparent">
        <style:background-image/>
      </style:paragraph-properties>
      <style:text-properties style:font-name="Courier New1" fo:font-size="6pt" fo:font-weight="normal" style:font-size-asian="6pt" style:font-weight-asian="normal" style:font-size-complex="6pt" style:font-weight-complex="normal"/>
    </style:style>
    <style:style style:name="P9" style:family="paragraph" style:parent-style-name="Standard">
      <style:paragraph-properties fo:break-before="page" fo:background-color="transparent">
        <style:background-image/>
      </style:paragraph-properties>
      <style:text-properties fo:font-size="6pt" fo:font-weight="normal" style:font-size-asian="6pt" style:font-weight-asian="normal" style:font-size-complex="6pt" style:font-weight-complex="normal"/>
    </style:style>
    <style:style style:name="T1" style:family="text">
      <style:text-properties fo:color="#000080"/>
    </style:style>
    <style:style style:name="T2" style:family="text">
      <style:text-properties fo:color="#000080" style:font-name="Courier New1"/>
    </style:style>
    <style:style style:name="T3" style:family="text">
      <style:text-properties fo:color="#000080" style:font-name="Courier New1" fo:font-weight="normal" style:font-weight-asian="normal"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Courier New1"/>
    </style:style>
    <style:style style:name="T6" style:family="text">
      <style:text-properties style:font-name="Courier New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ventos</text:p>
      <text:list xml:id="list35585941" text:style-name="List_20_1">
        <text:list-item>
          <text:p text:style-name="P3"><text:span text:style-name="T1"><text:s/>um evento têm de derivar da classe System.EventArgs</text:span></text:p>
        </text:list-item>
        <text:list-item>
          <text:p text:style-name="P3"><text:span text:style-name="T1"><text:s/>um delegate que conecta um evento com o seu handler</text:span></text:p>
        </text:list-item>
        <text:list-item>
          <text:p text:style-name="P3"><text:span text:style-name="T1">EventHandler é um delegate pré-definido</text:span></text:p>
          <text:list>
            <text:list-item>
              <text:p text:style-name="P3"><text:span text:style-name="T1">para quando o evento não gera dados</text:span></text:p>
            </text:list-item>
          </text:list>
        </text:list-item>
      </text:list>
      <text:p text:style-name="P2"><text:span text:style-name="T1"/></text:p>
      <text:p text:style-name="P5"><text:span text:style-name="T1">Delegates</text:span></text:p>
      <text:list xml:id="list40367674" text:continue-numbering="true" text:style-name="List_20_1">
        <text:list-item>
          <text:p text:style-name="P3"><text:span text:style-name="T1">Um delegate indica a assinatura de um método callback </text:span></text:p>
        </text:list-item>
        <text:list-item>
          <text:p text:style-name="P3"><text:span text:style-name="T1">delegate define um novo tipo</text:span></text:p>
        </text:list-item>
        <text:list-item>
          <text:p text:style-name="P3"><text:span text:style-name="T1">Quando o compilador de C# processa um tipo delegate, <text:s/>gera automaticamente uma sealed class <text:s/>que deriva de System.MulticastDelegate (que por sua vez derivada de System.Delegate). </text:span></text:p>
        </text:list-item>
        <text:list-item>
          <text:p text:style-name="P3"><text:span text:style-name="T1">A classe gerada define 3 métodos:</text:span></text:p>
          <text:list>
            <text:list-item>
              <text:p text:style-name="P3"><text:span text:style-name="T1">Invoke() </text:span></text:p>
            </text:list-item>
            <text:list-item>
              <text:p text:style-name="P3"><text:span text:style-name="T1">BeginInvoke() </text:span></text:p>
            </text:list-item>
            <text:list-item>
              <text:p text:style-name="P3"><text:span text:style-name="T1">EndInvoke()</text:span></text:p>
            </text:list-item>
          </text:list>
        </text:list-item>
        <text:list-item>
          <text:p text:style-name="P3"><text:span text:style-name="T1">instâncias de delegates são imutáveis </text:span></text:p>
          <text:list>
            <text:list-item>
              <text:p text:style-name="P3"><text:span text:style-name="T1">Duas instâncias podem ser combinadas, dado origem a uma terceira instância </text:span></text:p>
            </text:list-item>
            <text:list-item>
              <text:p text:style-name="P3"><text:span text:style-name="T1">O operador += invoca o método Delegate.Combine() </text:span></text:p>
            </text:list-item>
            <text:list-item>
              <text:p text:style-name="P3"><text:span text:style-name="T1">Método Delegate.Remove() (operador -= em C#) realiza a remoção </text:span></text:p>
            </text:list-item>
          </text:list>
        </text:list-item>
        <text:list-item>
          <text:p text:style-name="P3"><text:span text:style-name="T1">Métodos extensão (têm de estar presentes em classes estáticas) </text:span></text:p>
          <text:list>
            <text:list-item>
              <text:p text:style-name="P3"><text:span text:style-name="T1">IEnumerable&lt;T&gt; f1(this IEnumerable&lt;T&gt;, P1 p1)</text:span></text:p>
            </text:list-item>
          </text:list>
        </text:list-item>
        <text:list-item>
          <text:p text:style-name="P3"><text:span text:style-name="T1">System.Linq.Enumerable define um conjunto de métodos de extensão sobre IEnumerable&lt;T&gt; </text:span></text:p>
          <text:list>
            <text:list-item>
              <text:p text:style-name="P3"><text:span text:style-name="T1">Exemplos </text:span></text:p>
            </text:list-item>
            <text:list-item>
              <text:p text:style-name="P3"><text:span text:style-name="T1">Restrição: <text:s/>Where </text:span></text:p>
            </text:list-item>
            <text:list-item>
              <text:p text:style-name="P3"><text:span text:style-name="T1">Projecção: <text:s/>Select, SelectMany </text:span></text:p>
            </text:list-item>
            <text:list-item>
              <text:p text:style-name="P3"><text:span text:style-name="T1">Ordenação: <text:s/>OrderBy, ThenBy </text:span></text:p>
            </text:list-item>
            <text:list-item>
              <text:p text:style-name="P3"><text:span text:style-name="T1">Agrupamento: <text:s/>GroupBy </text:span></text:p>
            </text:list-item>
            <text:list-item>
              <text:p text:style-name="P3"><text:span text:style-name="T1">Quantificadores: <text:s/>Any, All </text:span></text:p>
            </text:list-item>
            <text:list-item>
              <text:p text:style-name="P3"><text:span text:style-name="T1">Partição: Take, Skip, TakeWhile, SkipWhile </text:span></text:p>
            </text:list-item>
            <text:list-item>
              <text:p text:style-name="P3"><text:span text:style-name="T1">Conjuntos: <text:s/>Distinct, Union, Intersect, Except </text:span></text:p>
            </text:list-item>
            <text:list-item>
              <text:p text:style-name="P3"><text:span text:style-name="T1">Elementos: <text:s/>First, FirstOrDefault, ElementAt </text:span></text:p>
            </text:list-item>
            <text:list-item>
              <text:p text:style-name="P3"><text:span text:style-name="T1">Agregação: <text:s/>Count, Sum, Min, Max, Average </text:span></text:p>
            </text:list-item>
            <text:list-item>
              <text:p text:style-name="P3"><text:span text:style-name="T1">Conversão: ToArray, ToList, ToDictionary </text:span></text:p>
            </text:list-item>
          </text:list>
        </text:list-item>
      </text:list>
      <text:p text:style-name="P2"><text:span text:style-name="T1"/></text:p>
      <text:p text:style-name="P5"><text:span text:style-name="T1">Tipos Nullable</text:span></text:p>
      <text:list xml:id="list40358928" text:continue-numbering="true" text:style-name="List_20_1">
        <text:list-item>
          <text:p text:style-name="P3"><text:span text:style-name="T1">Instâncias de tipos-referência podem não ter objecto associado (valor nulo) </text:span></text:p>
        </text:list-item>
        <text:list-item>
          <text:p text:style-name="P3"><text:span text:style-name="T1">Instâncias de tipos-valor têm sempre valor não nulo</text:span></text:p>
        </text:list-item>
      </text:list>
      <text:p text:style-name="P1"><text:span text:style-name="_5f_OOoComputerKeyWord"><text:span text:style-name="T6">public</text:span></text:span><text:span text:style-name="T3"> </text:span><text:span text:style-name="_5f_OOoComputerKeyWord"><text:span text:style-name="T6">struct</text:span></text:span><text:span text:style-name="T3"> </text:span><text:span text:style-name="_5f_OOoComputerIdent"><text:span text:style-name="T6">Nullable</text:span></text:span><text:span text:style-name="_5f_OOoComputerKeyWord"><text:span text:style-name="T6">&lt;</text:span></text:span><text:span text:style-name="_5f_OOoComputerIdent"><text:span text:style-name="T6">T</text:span></text:span><text:span text:style-name="_5f_OOoComputerKeyWord"><text:span text:style-name="T6">&gt;</text:span></text:span><text:span text:style-name="T3"> </text:span><text:span text:style-name="_5f_OOoComputerKeyWord"><text:span text:style-name="T6">where</text:span></text:span><text:span text:style-name="T3"> </text:span><text:span text:style-name="_5f_OOoComputerIdent"><text:span text:style-name="T6">T</text:span></text:span><text:span text:style-name="_5f_OOoComputerKeyWord"><text:span text:style-name="T6">:</text:span></text:span><text:span text:style-name="T3"> </text:span><text:span text:style-name="_5f_OOoComputerKeyWord"><text:span text:style-name="T6">struct</text:span></text:span><text:span text:style-name="T3"> </text:span><text:span text:style-name="_5f_OOoComputerKeyWord"><text:span text:style-name="T6">{</text:span></text:span><text:span text:style-name="T3"> </text:span></text:p>
      <text:p text:style-name="P1"><text:span text:style-name="T3"><text:s text:c="4"/></text:span><text:span text:style-name="_5f_OOoComputerKeyWord"><text:span text:style-name="T6">private</text:span></text:span><text:span text:style-name="T3"> </text:span><text:span text:style-name="_5f_OOoComputerKeyWord"><text:span text:style-name="T6">bool</text:span></text:span><text:span text:style-name="T3"> </text:span><text:span text:style-name="_5f_OOoComputerIdent"><text:span text:style-name="T6">hasValue</text:span></text:span><text:span text:style-name="_5f_OOoComputerKeyWord"><text:span text:style-name="T6">;</text:span></text:span><text:span text:style-name="T3"> </text:span></text:p>
      <text:p text:style-name="P1"><text:span text:style-name="T3"><text:s text:c="4"/></text:span><text:span text:style-name="_5f_OOoComputerKeyWord"><text:span text:style-name="T6">internal</text:span></text:span><text:span text:style-name="T3"> </text:span><text:span text:style-name="_5f_OOoComputerIdent"><text:span text:style-name="T6">T</text:span></text:span><text:span text:style-name="T3"> </text:span><text:span text:style-name="_5f_OOoComputerKeyWord"><text:span text:style-name="T6">value;</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Ident"><text:span text:style-name="T6">Nullable</text:span></text:span><text:span text:style-name="_5f_OOoComputerKeyWord"><text:span text:style-name="T6">(</text:span></text:span><text:span text:style-name="_5f_OOoComputerIdent"><text:span text:style-name="T6">T</text:span></text:span><text:span text:style-name="T3"> </text:span><text:span text:style-name="_5f_OOoComputerKeyWord"><text:span text:style-name="T6">value);</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KeyWord"><text:span text:style-name="T6">bool</text:span></text:span><text:span text:style-name="T3"> </text:span><text:span text:style-name="_5f_OOoComputerIdent"><text:span text:style-name="T6">HasValue</text:span></text:span><text:span text:style-name="T3"> </text:span><text:span text:style-name="_5f_OOoComputerKeyWord"><text:span text:style-name="T6">{</text:span></text:span><text:span text:style-name="T3"> </text:span><text:span text:style-name="_5f_OOoComputerKeyWord"><text:span text:style-name="T6">get;</text:span></text:span><text:span text:style-name="T3"> </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Ident"><text:span text:style-name="T6">T</text:span></text:span><text:span text:style-name="T3"> </text:span><text:span text:style-name="_5f_OOoComputerKeyWord"><text:span text:style-name="T6">Value</text:span></text:span><text:span text:style-name="T3"> </text:span><text:span text:style-name="_5f_OOoComputerKeyWord"><text:span text:style-name="T6">{</text:span></text:span><text:span text:style-name="T3"> </text:span><text:span text:style-name="_5f_OOoComputerKeyWord"><text:span text:style-name="T6">get;</text:span></text:span><text:span text:style-name="T3"> </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Ident"><text:span text:style-name="T6">T</text:span></text:span><text:span text:style-name="T3"> </text:span><text:span text:style-name="_5f_OOoComputerIdent"><text:span text:style-name="T6">GetValueOrDefault</text:span></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Ident"><text:span text:style-name="T6">T</text:span></text:span><text:span text:style-name="T3"> </text:span><text:span text:style-name="_5f_OOoComputerIdent"><text:span text:style-name="T6">GetValueOrDefault</text:span></text:span><text:span text:style-name="_5f_OOoComputerKeyWord"><text:span text:style-name="T6">(</text:span></text:span><text:span text:style-name="_5f_OOoComputerIdent"><text:span text:style-name="T6">T</text:span></text:span><text:span text:style-name="T3"> </text:span><text:span text:style-name="_5f_OOoComputerIdent"><text:span text:style-name="T6">defaultValue</text:span></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KeyWord"><text:span text:style-name="T6">override</text:span></text:span><text:span text:style-name="T3"> </text:span><text:span text:style-name="_5f_OOoComputerKeyWord"><text:span text:style-name="T6">bool</text:span></text:span><text:span text:style-name="T3"> </text:span><text:span text:style-name="_5f_OOoComputerIdent"><text:span text:style-name="T6">Equals</text:span></text:span><text:span text:style-name="_5f_OOoComputerKeyWord"><text:span text:style-name="T6">(object</text:span></text:span><text:span text:style-name="T3"> </text:span><text:span text:style-name="_5f_OOoComputerIdent"><text:span text:style-name="T6">other</text:span></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KeyWord"><text:span text:style-name="T6">override</text:span></text:span><text:span text:style-name="T3"> </text:span><text:span text:style-name="_5f_OOoComputerKeyWord"><text:span text:style-name="T6">int</text:span></text:span><text:span text:style-name="T3"> </text:span><text:span text:style-name="_5f_OOoComputerIdent"><text:span text:style-name="T6">GetHashCode</text:span></text:span><text:span text:style-name="_5f_OOoComputerKeyWord"><text:span text:style-name="T6">();</text:span></text:span><text:span text:style-name="T3"> </text:span></text:p>
      <text:p text:style-name="P1"><text:span text:style-name="T3"><text:s text:c="4"/></text:span><text:span text:style-name="_5f_OOoComputerKeyWord"><text:span text:style-name="T6">public</text:span></text:span><text:span text:style-name="T3"> </text:span><text:span text:style-name="_5f_OOoComputerKeyWord"><text:span text:style-name="T6">override</text:span></text:span><text:span text:style-name="T3"> </text:span><text:span text:style-name="_5f_OOoComputerKeyWord"><text:span text:style-name="T6">string</text:span></text:span><text:span text:style-name="T3"> </text:span><text:span text:style-name="_5f_OOoComputerIdent"><text:span text:style-name="T6">ToString</text:span></text:span><text:span text:style-name="_5f_OOoComputerKeyWord"><text:span text:style-name="T6">();</text:span></text:span><text:span text:style-name="T3"> </text:span></text:p>
      <text:p text:style-name="P1"><text:span text:style-name="_5f_OOoComputerKeyWord"><text:span text:style-name="T6">}</text:span></text:span><text:span text:style-name="T3"> </text:span></text:p>
      <text:list xml:id="list40358730" text:continue-numbering="true" text:style-name="List_20_1">
        <text:list-item>
          <text:p text:style-name="P3"><text:span text:style-name="T1">Modificador ? para declarar um tipo como anulável. </text:span></text:p>
          <text:list>
            <text:list-item>
              <text:p text:style-name="P3"><text:span text:style-name="T1"><text:s text:c="2"/>typeof(int?) == typeof(Nullable&lt;int&gt;) <text:tab/></text:span></text:p>
            </text:list-item>
          </text:list>
        </text:list-item>
        <text:list-item>
          <text:p text:style-name="P3"><text:span text:style-name="T1">Operador ?? para indicar o valor pré-definido numa atribuição de uma instância de um tipo anulável a um não-anulável. </text:span></text:p>
          <text:list>
            <text:list-item>
              <text:p text:style-name="P3"><text:span text:style-name="T1">(a ?? 0) &lt;=&gt; (a.HasValue ? a.Value : 0)</text:span></text:p>
            </text:list-item>
          </text:list>
        </text:list-item>
      </text:list>
      <text:p text:style-name="P2"><text:span text:style-name="T1"/></text:p>
      <text:p text:style-name="P5"><text:span text:style-name="T1">Generics</text:span></text:p>
      <text:list xml:id="list40359433" text:continue-numbering="true" text:style-name="List_20_1">
        <text:list-item>
          <text:p text:style-name="P3"><text:span text:style-name="T1">Type Safety </text:span></text:p>
        </text:list-item>
        <text:list-item>
          <text:p text:style-name="P3"><text:span text:style-name="T1">Aumento da legibilidade: O código não necessita de cast´s explícitos</text:span></text:p>
        </text:list-item>
        <text:list-item>
          <text:p text:style-name="P3"><text:span text:style-name="T1">Aumento de performance: Instâncias de tipo valor não precisam de ser boxed para serem guardadas em colecções genéricas. <text:s text:c="2"/></text:span></text:p>
        </text:list-item>
        <text:list-item>
          <text:p text:style-name="P3"><text:span text:style-name="T1">O código genérico é compilado para IL, que fica com informação genérica de tipos </text:span></text:p>
        </text:list-item>
        <text:list-item>
          <text:p text:style-name="P3"><text:span text:style-name="T1">O compilador não conhece a interface dos tipos que vão ser usados na instanciação do genérico </text:span></text:p>
        </text:list-item>
        <text:list-item>
          <text:p text:style-name="P3"><text:span text:style-name="T1">Quando um método que usa parâmetros do tipo genérico é compilado pelo JIT, <text:s/>o CLR :</text:span></text:p>
          <text:list>
            <text:list-item>
              <text:p text:style-name="P3"><text:span text:style-name="T1">substitui o tipo genérico dos argumentos de cada método por cada tipo especificado, criando código nativo específico para operar para cada tipo de dados especificado </text:span></text:p>
            </text:list-item>
            <text:list-item>
              <text:p text:style-name="P3"><text:span text:style-name="T1">CLR fica com código nativo gerado para cada combinação método/tipo.Isto designa-se por Code Explosion. </text:span></text:p>
            </text:list-item>
          </text:list>
        </text:list-item>
        <text:list-item>
          <text:p text:style-name="P3"><text:span text:style-name="T1">Versões genéricas de IEnumerable e de IEnumerator estendem as versões anteriores (não genéricas) </text:span></text:p>
        </text:list-item>
        <text:list-item>
          <text:p text:style-name="P3"><text:span text:style-name="T1">A definição de um tipo genérico corresponde à criação de um novo tipo, mas do qual não se podem criar instâncias (tipo aberto) </text:span></text:p>
        </text:list-item>
        <text:list-item>
          <text:p text:style-name="P3"><text:span text:style-name="T1">Para cada parametrização (completa) de um tipo aberto a máquina virtual (o compilador JIT) cria <text:s/>um correspondente tipo fechado do qual se podem criar instâncias </text:span></text:p>
        </text:list-item>
        <text:list-item>
          <text:p text:style-name="P3"><text:span text:style-name="T1">Constraints <text:s/>Descrição </text:span></text:p>
          <text:list>
            <text:list-item>
              <text:p text:style-name="P3"><text:span text:style-name="T1">where T: &lt;className&gt; <text:s/>T tem de derivar de &lt;className&gt; </text:span></text:p>
            </text:list-item>
            <text:list-item>
              <text:p text:style-name="P3"><text:span text:style-name="T1">where T:&lt;interfaceName&gt; <text:s/>T tem de implementar &lt;interfaceName&gt; </text:span></text:p>
            </text:list-item>
            <text:list-item>
              <text:p text:style-name="P3"><text:span text:style-name="T1">where T : class <text:s/>T tem de ser um tipo referência </text:span></text:p>
            </text:list-item>
            <text:list-item>
              <text:p text:style-name="P3"><text:span text:style-name="T1">where T: struct <text:s/>T tem de ser um tipo valor </text:span></text:p>
            </text:list-item>
            <text:list-item>
              <text:p text:style-name="P3"><text:span text:style-name="T1">where T : new() <text:s/>T tem de ter construtor sem parâmetros </text:span></text:p>
            </text:list-item>
          </text:list>
        </text:list-item>
      </text:list>
      <text:p text:style-name="P2"><text:span text:style-name="T1"/></text:p>
      <text:p text:style-name="P5"><text:span text:style-name="T1">TypeSystem</text:span></text:p>
      <text:list xml:id="list40381789" text:continue-numbering="true" text:style-name="List_20_1">
        <text:list-item>
          <text:p text:style-name="P3">Os tipos valor contêm directamente os seus dados, e as suas instâncias estão ou alocadas na stack ou alocadas inline numa estrutura. </text:p>
          <text:list>
            <text:list-item>
              <text:p text:style-name="P3">São passados por valor . </text:p>
            </text:list-item>
            <text:list-item>
              <text:p text:style-name="P3">O Tipo Valor definido pela construção não admite tipos derivados </text:p>
            </text:list-item>
          </text:list>
        </text:list-item>
        <text:list-item>
          <text:p text:style-name="P3">Os tipos refêrencia representam referências para objectos armazenados no heap. </text:p>
          <text:list>
            <text:list-item>
              <text:p text:style-name="P3">São passados por referência. </text:p>
            </text:list-item>
          </text:list>
        </text:list-item>
        <text:list-item>
          <text:p text:style-name="P3">O operador <text:span text:style-name="T4">is</text:span> verifica se um objecto é compatível com um dado tipo. </text:p>
        </text:list-item>
        <text:list-item>
          <text:p text:style-name="P3">O operador <text:span text:style-name="T4">as</text:span> verifica se um objecto é compatível com um dado tipo. Se for, faz a conversão, caso contrário retorna null.</text:p>
        </text:list-item>
        <text:list-item>
          <text:p text:style-name="P3">The <text:span text:style-name="Strong_20_Emphasis">out</text:span> keyword causes arguments to be passed by reference. This is similar to the <text:a xlink:type="simple" xlink:href="http://msdn.microsoft.com/en-us/library/14akc2c7%28v=vs.80%29.aspx">ref</text:a> keyword, except that <text:a xlink:type="simple" xlink:href="http://msdn.microsoft.com/en-us/library/14akc2c7%28v=vs.80%29.aspx">ref</text:a> requires that the variable be initialized before being passed. To use an <text:span text:style-name="Strong_20_Emphasis">out</text:span> parameter, both the method definition and the calling method must explicitly use the <text:span text:style-name="Strong_20_Emphasis">out</text:span> keyword. Although variables passed as an <text:span text:style-name="Strong_20_Emphasis">out</text:span> arguments need not be initialized prior to being passed, the calling method is required to assign a value before the method returns. <text:s/></text:p>
        </text:list-item>
        <text:list-item>
          <text:p text:style-name="P3">The <text:span text:style-name="Strong_20_Emphasis">ref</text:span> keyword causes arguments to be passed by reference. The effect is that any changes made to the parameter in the method will be reflected in that variable when control passes back to the calling method. To use a <text:span text:style-name="Strong_20_Emphasis">ref</text:span> parameter, both the method definition and the calling method must explicitly use the <text:span text:style-name="Strong_20_Emphasis">ref</text:span> keyword. An argument passed to a ref parameter must first be initialized. This differs from out, whose argument need not be explicitly initialized before being passed.</text:p>
        </text:list-item>
      </text:list>
      <text:p text:style-name="P5">Interfaces</text:p>
      <text:list xml:id="list40380074" text:continue-numbering="true" text:style-name="List_20_1">
        <text:list-item>
          <text:p text:style-name="P3">As interfaces suportam herança múltipla de outras interfaces. </text:p>
        </text:list-item>
        <text:list-item>
          <text:p text:style-name="P3">Não podem conter campos de instância nem métodos de instância com implementação. </text:p>
        </text:list-item>
        <text:list-item>
          <text:p text:style-name="P3">Todos os métodos de instância têm, implicitamente,os atributos public e virtual. </text:p>
        </text:list-item>
        <text:list-item>
          <text:p text:style-name="P3">Em C# a implementação de uma interface resulta, por omissão, em métodos sealed. </text:p>
        </text:list-item>
        <text:list-item>
          <text:p text:style-name="P3">O que não acontece se o método na classe for declarado como virtual. </text:p>
        </text:list-item>
      </text:list>
      <text:p text:style-name="P2"/>
      <text:p text:style-name="P4">Common Language Infrastructure(CLI)</text:p>
      <text:list xml:id="list40379178" text:continue-numbering="true" text:style-name="List_20_1">
        <text:list-item>
          <text:p text:style-name="P7"><text:span text:style-name="T1">Common Type System (CTS) </text:span></text:p>
          <text:list>
            <text:list-item>
              <text:p text:style-name="P7"><text:span text:style-name="T1">O conjunto dos tipos de dados e operações que são partilhados por todas as linguagens de programação que podem ser executadas por uma implementação de CLI, tal como a CLR. </text:span></text:p>
            </text:list-item>
          </text:list>
        </text:list-item>
        <text:list-item>
          <text:p text:style-name="P7"><text:span text:style-name="T1">Metadata </text:span></text:p>
          <text:list>
            <text:list-item>
              <text:p text:style-name="P7"><text:span text:style-name="T1">Informação sobre os tipos presentes na representação intermédia </text:span></text:p>
            </text:list-item>
          </text:list>
        </text:list-item>
        <text:list-item>
          <text:p text:style-name="P7"><text:span text:style-name="T1">Common Language Specification (CLS) <text:s/></text:span></text:p>
          <text:list>
            <text:list-item>
              <text:p text:style-name="P7"><text:span text:style-name="T1">Um conjunto de regras básicas que as linguagens compatíveis com a CLI devem respeitar para serem interoperáveis entre si. <text:s/>As regras CLS definem um subconjunto do Common Type System. </text:span></text:p>
            </text:list-item>
          </text:list>
        </text:list-item>
        <text:list-item>
          <text:p text:style-name="P7"><text:span text:style-name="T1">Virtual Execution System (VES) </text:span></text:p>
          <text:list>
            <text:list-item>
              <text:p text:style-name="P7"><text:span text:style-name="T1"><text:s/>O <text:s text:c="2"/>VES carrega e executa programas CLI-compatíveis, utilizando a metadata para combinar separadamente as partes em tempo de execução. </text:span></text:p>
            </text:list-item>
          </text:list>
        </text:list-item>
      </text:list>
      <text:p text:style-name="P5"><text:span text:style-name="T1">CLI</text:span></text:p>
      <text:list xml:id="list40370670" text:continue-numbering="true" text:style-name="List_20_1">
        <text:list-item>
          <text:p text:style-name="P7"><text:span text:style-name="T1">Metadata</text:span></text:p>
          <text:list>
            <text:list-item>
              <text:p text:style-name="P7"><text:span text:style-name="T1">Conjunto de tabelas com: </text:span></text:p>
              <text:list>
                <text:list-item>
                  <text:p text:style-name="P7"><text:span text:style-name="T1">os tipos definidos no módulo – DefTables;</text:span></text:p>
                </text:list-item>
                <text:list-item>
                  <text:p text:style-name="P7"><text:span text:style-name="T1">os tipos referênciados (importados) – RefTables;</text:span></text:p>
                </text:list-item>
              </text:list>
            </text:list-item>
            <text:list-item>
              <text:p text:style-name="P7"><text:span text:style-name="T1">Informação sobre tipos</text:span></text:p>
              <text:list>
                <text:list-item>
                  <text:p text:style-name="P7"><text:span text:style-name="T1">Sempre incluída no módulo pelo compilador </text:span></text:p>
                  <text:list>
                    <text:list-item>
                      <text:p text:style-name="P7"><text:span text:style-name="T1">Inseparável do módulo</text:span></text:p>
                    </text:list-item>
                    <text:list-item>
                      <text:p text:style-name="P7"><text:span text:style-name="T1">gravada em formato binário </text:span></text:p>
                    </text:list-item>
                  </text:list>
                </text:list-item>
              </text:list>
            </text:list-item>
            <text:list-item>
              <text:p text:style-name="P7"><text:span text:style-name="T1">Descreve tudo o que existe no módulo </text:span></text:p>
              <text:list>
                <text:list-item>
                  <text:p text:style-name="P7"><text:span text:style-name="T1">Descreve tudo o que existe no módulo : </text:span></text:p>
                </text:list-item>
              </text:list>
            </text:list-item>
            <text:list-item>
              <text:p text:style-name="P7"><text:span text:style-name="T1">Pelo facto dos compiladores emitirem ao mesmo tempo a metadata e o código dos módulos, estas duas entidades nunca podem deixar de estar em sintonia. </text:span></text:p>
              <text:list>
                <text:list-item>
                  <text:p text:style-name="P7"><text:span text:style-name="T1">Dispondo da metadata não são necessários os ficheiros header e os ficheiros biblioteca para compilar e ligar o código das aplicações. Os compiladores e os linkers poderão obter a mesma informação consultando a metadata dos managed modules. </text:span></text:p>
                </text:list-item>
                <text:list-item>
                  <text:p text:style-name="P7"><text:span text:style-name="T1">O processo de verificação do código do CLR usa a metadata para garantir que o código realiza apenas operações seguras. </text:span></text:p>
                </text:list-item>
                <text:list-item>
                  <text:p text:style-name="P7"><text:span text:style-name="T1">Usada para suportar os serviços de runtime. São exemplos: </text:span></text:p>
                  <text:list>
                    <text:list-item>
                      <text:p text:style-name="P7"><text:span text:style-name="T1">A metadata suporta a serialização/desserialização automática do estado dos objectos</text:span></text:p>
                    </text:list-item>
                    <text:list-item>
                      <text:p text:style-name="P7"><text:span text:style-name="T1">Para qualquer objecto, o GC pode determinar o tipo do objecto e, a partir da metadata, saber quais os campos desse objecto que são referências para outros <text:s/>objectos. </text:span></text:p>
                    </text:list-item>
                  </text:list>
                </text:list-item>
              </text:list>
            </text:list-item>
          </text:list>
        </text:list-item>
        <text:list-item>
          <text:p text:style-name="P7"><text:span text:style-name="T1">Assembly</text:span></text:p>
          <text:list>
            <text:list-item>
              <text:p text:style-name="P7"><text:span text:style-name="T1">O manifest do assembly gerado contém a indicação de que o assembly consiste apenas de um ficheiro. </text:span></text:p>
            </text:list-item>
            <text:list-item>
              <text:p text:style-name="P7"><text:span text:style-name="T1">Um dos módulos constituintes do assembly contém obrigatoriamente um manifesto que define os módulos constituintes como um todo inseparável e contém o identificador universal do assembly. </text:span></text:p>
            </text:list-item>
            <text:list-item>
              <text:p text:style-name="P7"><text:span text:style-name="T1">Um dos módulos constituintes do Assembly, contém também a manifest metadata table. </text:span></text:p>
              <text:list>
                <text:list-item>
                  <text:p text:style-name="P7"><text:span text:style-name="T1">Nome</text:span></text:p>
                </text:list-item>
                <text:list-item>
                  <text:p text:style-name="P7"><text:span text:style-name="T1">Versão</text:span></text:p>
                </text:list-item>
                <text:list-item>
                  <text:p text:style-name="P7"><text:span text:style-name="T1">Cultura</text:span></text:p>
                </text:list-item>
                <text:list-item>
                  <text:p text:style-name="P7"><text:span text:style-name="T1">StrongName</text:span></text:p>
                </text:list-item>
                <text:list-item>
                  <text:p text:style-name="P7"><text:span text:style-name="T1">Lista de Modulos que pertencem ao Assembly</text:span></text:p>
                </text:list-item>
                <text:list-item>
                  <text:p text:style-name="P7"><text:span text:style-name="T1">Tipos Exportados</text:span></text:p>
                </text:list-item>
                <text:list-item>
                  <text:p text:style-name="P7"><text:span text:style-name="T1">Assemblies referenciados</text:span></text:p>
                </text:list-item>
              </text:list>
            </text:list-item>
          </text:list>
        </text:list-item>
        <text:list-item>
          <text:p text:style-name="P7"><text:span text:style-name="T1">just in time</text:span></text:p>
          <text:list>
            <text:list-item>
              <text:p text:style-name="P7"><text:span text:style-name="T1">As invocações de métodos são realizadas indirectamente através de “stubs” </text:span></text:p>
              <text:list>
                <text:list-item>
                  <text:p text:style-name="P7"><text:span text:style-name="T1">O “stub” de cada método é apontado pela tabela de métodos </text:span></text:p>
                </text:list-item>
              </text:list>
            </text:list-item>
            <text:list-item>
              <text:p text:style-name="P7"><text:span text:style-name="T1">Inicialmente o “stub” aponta para o JIT </text:span></text:p>
            </text:list-item>
            <text:list-item>
              <text:p text:style-name="P7"><text:span text:style-name="T1">Na primeira chamada do método <text:s/>é invocado o “JIT compiler”. <text:s/></text:span></text:p>
              <text:list>
                <text:list-item>
                  <text:p text:style-name="P7"><text:span text:style-name="T1">Usa o código IL do método e a informação de tipo para gerar o código nativo </text:span></text:p>
                </text:list-item>
                <text:list-item>
                  <text:p text:style-name="P7"><text:span text:style-name="T1">Altera o “stub” para apontar para o código nativo gerado </text:span></text:p>
                </text:list-item>
                <text:list-item>
                  <text:p text:style-name="P7"><text:span text:style-name="T1">Salta para o código nativo </text:span></text:p>
                </text:list-item>
              </text:list>
            </text:list-item>
            <text:list-item>
              <text:p text:style-name="P7"><text:span text:style-name="T1">As restantes chamadas usam o código nativo</text:span></text:p>
            </text:list-item>
          </text:list>
        </text:list-item>
      </text:list>
      <text:p text:style-name="P8"><text:span text:style-name="T1"/></text:p>
      <text:p text:style-name="P9"><text:span text:style-name="_5f_OOoComputerKeyWord"><text:span text:style-name="T5">public</text:span></text:span><text:span text:style-name="T2"> </text:span><text:span text:style-name="_5f_OOoComputerKeyWord"><text:span text:style-name="T5">class</text:span></text:span><text:span text:style-name="T2"> </text:span><text:span text:style-name="_5f_OOoComputerIdent"><text:span text:style-name="T5">ValueType</text:span></text:span><text:span text:style-name="T2"> </text:span><text:span text:style-name="_5f_OOoComputerKeyWord"><text:span text:style-name="T5">{</text:span></text:span><text:span text:style-name="T2"> </text:span></text:p>
      <text:p text:style-name="P6"><text:span text:style-name="T2"><text:s text:c="2"/></text:span><text:span text:style-name="_5f_OOoComputerKeyWord"><text:span text:style-name="T5">public</text:span></text:span><text:span text:style-name="T2"> </text:span><text:span text:style-name="_5f_OOoComputerKeyWord"><text:span text:style-name="T5">override</text:span></text:span><text:span text:style-name="T2"> </text:span><text:span text:style-name="_5f_OOoComputerKeyWord"><text:span text:style-name="T5">bool</text:span></text:span><text:span text:style-name="T2"> </text:span><text:span text:style-name="_5f_OOoComputerIdent"><text:span text:style-name="T5">Equals</text:span></text:span><text:span text:style-name="_5f_OOoComputerKeyWord"><text:span text:style-name="T5">(object</text:span></text:span><text:span text:style-name="T2"> </text:span><text:span text:style-name="_5f_OOoComputerIdent"><text:span text:style-name="T5">obj</text:span></text:span><text:span text:style-name="_5f_OOoComputerKeyWord"><text:span text:style-name="T5">)</text:span></text:span><text:span text:style-name="T2"> </text:span><text:span text:style-name="_5f_OOoComputerKeyWord"><text:span text:style-name="T5">{</text:span></text:span><text:span text:style-name="T2"> </text:span></text:p>
      <text:p text:style-name="P6"><text:span text:style-name="T2"><text:s text:c="2"/></text:span><text:span text:style-name="_5f_OOoComputerKeyWord"><text:span text:style-name="T5">if(</text:span></text:span><text:span text:style-name="_5f_OOoComputerIdent"><text:span text:style-name="T5">obj</text:span></text:span><text:span text:style-name="T2"> </text:span><text:span text:style-name="_5f_OOoComputerKeyWord"><text:span text:style-name="T5">==</text:span></text:span><text:span text:style-name="T2"> </text:span><text:span text:style-name="_5f_OOoComputerKeyWord"><text:span text:style-name="T5">null)</text:span></text:span><text:span text:style-name="T2"> </text:span><text:span text:style-name="_5f_OOoComputerKeyWord"><text:span text:style-name="T5">return</text:span></text:span><text:span text:style-name="T2"> </text:span><text:span text:style-name="_5f_OOoComputerKeyWord"><text:span text:style-name="T5">false;</text:span></text:span><text:span text:style-name="T2"> </text:span></text:p>
      <text:p text:style-name="P6"><text:span text:style-name="T2"><text:s text:c="2"/></text:span><text:span text:style-name="_5f_OOoComputerIdent"><text:span text:style-name="T5">Type</text:span></text:span><text:span text:style-name="T2"> </text:span><text:span text:style-name="_5f_OOoComputerIdent"><text:span text:style-name="T5">thisType</text:span></text:span><text:span text:style-name="T2"> </text:span><text:span text:style-name="_5f_OOoComputerKeyWord"><text:span text:style-name="T5">=</text:span></text:span><text:span text:style-name="T2"> </text:span><text:span text:style-name="_5f_OOoComputerKeyWord"><text:span text:style-name="T5">this.</text:span></text:span><text:span text:style-name="_5f_OOoComputerIdent"><text:span text:style-name="T5">GetType</text:span></text:span><text:span text:style-name="_5f_OOoComputerKeyWord"><text:span text:style-name="T5">();</text:span></text:span><text:span text:style-name="T2"> </text:span></text:p>
      <text:p text:style-name="P6"><text:span text:style-name="T2"><text:s text:c="2"/></text:span><text:span text:style-name="_5f_OOoComputerKeyWord"><text:span text:style-name="T5">if(</text:span></text:span><text:span text:style-name="_5f_OOoComputerIdent"><text:span text:style-name="T5">thisType</text:span></text:span><text:span text:style-name="T2"> </text:span><text:span text:style-name="_5f_OOoComputerKeyWord"><text:span text:style-name="T5">!=</text:span></text:span><text:span text:style-name="T2"> </text:span><text:span text:style-name="_5f_OOoComputerIdent"><text:span text:style-name="T5">obj</text:span></text:span><text:span text:style-name="_5f_OOoComputerKeyWord"><text:span text:style-name="T5">.</text:span></text:span><text:span text:style-name="_5f_OOoComputerIdent"><text:span text:style-name="T5">GetType</text:span></text:span><text:span text:style-name="_5f_OOoComputerKeyWord"><text:span text:style-name="T5">())</text:span></text:span><text:span text:style-name="T2"> </text:span><text:span text:style-name="_5f_OOoComputerKeyWord"><text:span text:style-name="T5">return</text:span></text:span><text:span text:style-name="T2"> </text:span><text:span text:style-name="_5f_OOoComputerKeyWord"><text:span text:style-name="T5">false;</text:span></text:span><text:span text:style-name="T2"> </text:span></text:p>
      <text:p text:style-name="P6"><text:span text:style-name="T2"><text:s text:c="2"/></text:span><text:span text:style-name="_5f_OOoComputerIdent"><text:span text:style-name="T5">FieldInfo</text:span></text:span><text:span text:style-name="_5f_OOoComputerKeyWord"><text:span text:style-name="T5">[]</text:span></text:span><text:span text:style-name="T2"> </text:span><text:span text:style-name="_5f_OOoComputerIdent"><text:span text:style-name="T5">fields</text:span></text:span><text:span text:style-name="T2"> </text:span><text:span text:style-name="_5f_OOoComputerKeyWord"><text:span text:style-name="T5">=</text:span></text:span><text:span text:style-name="T2"> </text:span><text:span text:style-name="_5f_OOoComputerIdent"><text:span text:style-name="T5">thisType</text:span></text:span><text:span text:style-name="_5f_OOoComputerKeyWord"><text:span text:style-name="T5">.</text:span></text:span><text:span text:style-name="_5f_OOoComputerIdent"><text:span text:style-name="T5">GetFields</text:span></text:span><text:span text:style-name="_5f_OOoComputerKeyWord"><text:span text:style-name="T5">(</text:span></text:span><text:span text:style-name="_5f_OOoComputerIdent"><text:span text:style-name="T5">BindingFlags</text:span></text:span><text:span text:style-name="_5f_OOoComputerKeyWord"><text:span text:style-name="T5">.Public</text:span></text:span><text:span text:style-name="T2"> </text:span></text:p>
      <text:p text:style-name="P6"><text:span text:style-name="T2"><text:s text:c="4"/></text:span><text:span text:style-name="_5f_OOoComputerKeyWord"><text:span text:style-name="T5">|</text:span></text:span><text:span text:style-name="T2"> </text:span><text:span text:style-name="_5f_OOoComputerIdent"><text:span text:style-name="T5">BindingFlags</text:span></text:span><text:span text:style-name="_5f_OOoComputerKeyWord"><text:span text:style-name="T5">.</text:span></text:span><text:span text:style-name="_5f_OOoComputerIdent"><text:span text:style-name="T5">NonPublic</text:span></text:span><text:span text:style-name="T2"> </text:span><text:span text:style-name="_5f_OOoComputerKeyWord"><text:span text:style-name="T5">|</text:span></text:span><text:span text:style-name="T2"> </text:span><text:span text:style-name="_5f_OOoComputerIdent"><text:span text:style-name="T5">BindingFlags</text:span></text:span><text:span text:style-name="_5f_OOoComputerKeyWord"><text:span text:style-name="T5">.</text:span></text:span><text:span text:style-name="_5f_OOoComputerIdent"><text:span text:style-name="T5">Instance</text:span></text:span><text:span text:style-name="_5f_OOoComputerKeyWord"><text:span text:style-name="T5">);</text:span></text:span><text:span text:style-name="T2"> </text:span></text:p>
      <text:p text:style-name="P6"><text:span text:style-name="T2"><text:s text:c="2"/></text:span><text:span text:style-name="_5f_OOoComputerKeyWord"><text:span text:style-name="T5">for(int</text:span></text:span><text:span text:style-name="T2"> </text:span><text:span text:style-name="_5f_OOoComputerIdent"><text:span text:style-name="T5">i</text:span></text:span><text:span text:style-name="_5f_OOoComputerKeyWord"><text:span text:style-name="T5">=</text:span></text:span><text:span text:style-name="_5f_OOoComputerLiteral"><text:span text:style-name="T5">0</text:span></text:span><text:span text:style-name="_5f_OOoComputerKeyWord"><text:span text:style-name="T5">;</text:span></text:span><text:span text:style-name="T2"> </text:span><text:span text:style-name="_5f_OOoComputerIdent"><text:span text:style-name="T5">i</text:span></text:span><text:span text:style-name="_5f_OOoComputerKeyWord"><text:span text:style-name="T5">&lt;</text:span></text:span><text:span text:style-name="_5f_OOoComputerIdent"><text:span text:style-name="T5">fields</text:span></text:span><text:span text:style-name="_5f_OOoComputerKeyWord"><text:span text:style-name="T5">.</text:span></text:span><text:span text:style-name="_5f_OOoComputerIdent"><text:span text:style-name="T5">Length</text:span></text:span><text:span text:style-name="_5f_OOoComputerKeyWord"><text:span text:style-name="T5">;</text:span></text:span><text:span text:style-name="T2"> </text:span><text:span text:style-name="_5f_OOoComputerKeyWord"><text:span text:style-name="T5">++</text:span></text:span><text:span text:style-name="_5f_OOoComputerIdent"><text:span text:style-name="T5">i</text:span></text:span><text:span text:style-name="_5f_OOoComputerKeyWord"><text:span text:style-name="T5">)</text:span></text:span><text:span text:style-name="T2"> </text:span></text:p>
      <text:p text:style-name="P6"><text:span text:style-name="T2"><text:s text:c="2"/></text:span><text:span text:style-name="_5f_OOoComputerKeyWord"><text:span text:style-name="T5">{</text:span></text:span><text:span text:style-name="T2"> </text:span></text:p>
      <text:p text:style-name="P6"><text:span text:style-name="T2"><text:s text:c="4"/></text:span><text:span text:style-name="_5f_OOoComputerKeyWord"><text:span text:style-name="T5">object</text:span></text:span><text:span text:style-name="T2"> </text:span><text:span text:style-name="_5f_OOoComputerIdent"><text:span text:style-name="T5">thisFieldValue</text:span></text:span><text:span text:style-name="T2"> </text:span><text:span text:style-name="_5f_OOoComputerKeyWord"><text:span text:style-name="T5">=</text:span></text:span><text:span text:style-name="T2"> </text:span><text:span text:style-name="_5f_OOoComputerIdent"><text:span text:style-name="T5">fields</text:span></text:span><text:span text:style-name="_5f_OOoComputerKeyWord"><text:span text:style-name="T5">[</text:span></text:span><text:span text:style-name="_5f_OOoComputerIdent"><text:span text:style-name="T5">i</text:span></text:span><text:span text:style-name="_5f_OOoComputerKeyWord"><text:span text:style-name="T5">].</text:span></text:span><text:span text:style-name="_5f_OOoComputerIdent"><text:span text:style-name="T5">GetValue</text:span></text:span><text:span text:style-name="_5f_OOoComputerKeyWord"><text:span text:style-name="T5">(this);</text:span></text:span><text:span text:style-name="T2"> </text:span></text:p>
      <text:p text:style-name="P6"><text:span text:style-name="T2"><text:s text:c="4"/></text:span><text:span text:style-name="_5f_OOoComputerKeyWord"><text:span text:style-name="T5">object</text:span></text:span><text:span text:style-name="T2"> </text:span><text:span text:style-name="_5f_OOoComputerIdent"><text:span text:style-name="T5">objFieldValue</text:span></text:span><text:span text:style-name="T2"> </text:span><text:span text:style-name="_5f_OOoComputerKeyWord"><text:span text:style-name="T5">=</text:span></text:span><text:span text:style-name="T2"> </text:span><text:span text:style-name="_5f_OOoComputerIdent"><text:span text:style-name="T5">fields</text:span></text:span><text:span text:style-name="_5f_OOoComputerKeyWord"><text:span text:style-name="T5">[</text:span></text:span><text:span text:style-name="_5f_OOoComputerIdent"><text:span text:style-name="T5">i</text:span></text:span><text:span text:style-name="_5f_OOoComputerKeyWord"><text:span text:style-name="T5">].</text:span></text:span><text:span text:style-name="_5f_OOoComputerIdent"><text:span text:style-name="T5">GetValue</text:span></text:span><text:span text:style-name="_5f_OOoComputerKeyWord"><text:span text:style-name="T5">(</text:span></text:span><text:span text:style-name="_5f_OOoComputerIdent"><text:span text:style-name="T5">obj</text:span></text:span><text:span text:style-name="_5f_OOoComputerKeyWord"><text:span text:style-name="T5">);</text:span></text:span><text:span text:style-name="T2"> </text:span></text:p>
      <text:p text:style-name="P6"><text:span text:style-name="T2"><text:s text:c="4"/></text:span><text:span text:style-name="_5f_OOoComputerKeyWord"><text:span text:style-name="T5">if(!object.</text:span></text:span><text:span text:style-name="_5f_OOoComputerIdent"><text:span text:style-name="T5">Equals</text:span></text:span><text:span text:style-name="_5f_OOoComputerKeyWord"><text:span text:style-name="T5">(</text:span></text:span><text:span text:style-name="_5f_OOoComputerIdent"><text:span text:style-name="T5">thisFieldValue</text:span></text:span><text:span text:style-name="_5f_OOoComputerKeyWord"><text:span text:style-name="T5">,</text:span></text:span><text:span text:style-name="_5f_OOoComputerIdent"><text:span text:style-name="T5">objFieldValue</text:span></text:span><text:span text:style-name="_5f_OOoComputerKeyWord"><text:span text:style-name="T5">))</text:span></text:span><text:span text:style-name="T2"> </text:span></text:p>
      <text:p text:style-name="P6"><text:span text:style-name="T2"><text:s text:c="6"/></text:span><text:span text:style-name="_5f_OOoComputerKeyWord"><text:span text:style-name="T5">return</text:span></text:span><text:span text:style-name="T2"> </text:span><text:span text:style-name="_5f_OOoComputerKeyWord"><text:span text:style-name="T5">false;</text:span></text:span><text:span text:style-name="T2"> </text:span></text:p>
      <text:p text:style-name="P6"><text:span text:style-name="T2"><text:s text:c="2"/></text:span><text:span text:style-name="_5f_OOoComputerKeyWord"><text:span text:style-name="T5">}</text:span></text:span><text:span text:style-name="T2"> </text:span></text:p>
      <text:p text:style-name="P6"><text:span text:style-name="T2"><text:s text:c="2"/></text:span><text:span text:style-name="_5f_OOoComputerKeyWord"><text:span text:style-name="T5">return</text:span></text:span><text:span text:style-name="T2"> </text:span><text:span text:style-name="_5f_OOoComputerKeyWord"><text:span text:style-name="T5">true;</text:span></text:span><text:span text:style-name="T2"> </text:span></text:p>
      <text:p text:style-name="P6"><text:span text:style-name="_5f_OOoComputerKeyWord"><text:span text:style-name="T5">}</text:span></text:span><text:span text:style-name="T2"> </text:span></text:p>
      <text:p text:style-name="P6"><text:span text:style-name="_5f_OOoComputerKeyWord"><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fo:background-color="transparent" style:writing-mode="lr-tb" style:footnote-max-height="0cm">
        <style:background-image/>
        <style:columns fo:column-count="4" fo:column-gap="0cm">
          <style:column-sep style:width="0.002cm" style:color="#000000" style:height="100%"/>
          <style:column style:rel-width="3926*" fo:start-indent="0cm" fo:end-indent="0cm"/>
          <style:column style:rel-width="3926*" fo:start-indent="0cm" fo:end-indent="0cm"/>
          <style:column style:rel-width="3926*" fo:start-indent="0cm" fo:end-indent="0cm"/>
          <style:column style:rel-width="3926*"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no Cancelo</meta:initial-creator>
    <meta:creation-date>2011-03-21T10:56:43.28</meta:creation-date>
    <dc:date>2011-07-05T20:24:35.36</dc:date>
    <meta:editing-duration>PT5H13M22S</meta:editing-duration>
    <meta:editing-cycles>24</meta:editing-cycles>
    <meta:generator>LibreOffice/3.3$Win32 LibreOffice_project/330m19$Build-8</meta:generator>
    <meta:document-statistic meta:table-count="0" meta:image-count="0" meta:object-count="0" meta:page-count="2" meta:paragraph-count="147" meta:word-count="1411" meta:character-count="8742"/>
    <meta:user-defined meta:name="Info 1"/>
    <meta:user-defined meta:name="Info 2"/>
    <meta:user-defined meta:name="Info 3"/>
    <meta:user-defined meta:name="Info 4"/>
  </office:meta>
</office:document-meta>
</file>